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6af9" officeooo:paragraph-rsid="000c6af9"/>
    </style:style>
    <style:style style:name="P2" style:family="paragraph" style:parent-style-name="Standard">
      <style:text-properties officeooo:rsid="00148fcf" officeooo:paragraph-rsid="00148fcf"/>
    </style:style>
    <style:style style:name="P3" style:family="paragraph" style:parent-style-name="Standard">
      <style:text-properties officeooo:rsid="0016876e" officeooo:paragraph-rsid="0016876e"/>
    </style:style>
    <style:style style:name="P4" style:family="paragraph" style:parent-style-name="Standard">
      <style:text-properties officeooo:rsid="0018056b" officeooo:paragraph-rsid="0018056b"/>
    </style:style>
    <style:style style:name="P5" style:family="paragraph" style:parent-style-name="Standard">
      <style:text-properties officeooo:rsid="0018056b" officeooo:paragraph-rsid="0018f291"/>
    </style:style>
    <style:style style:name="P6" style:family="paragraph" style:parent-style-name="Standard">
      <style:text-properties officeooo:rsid="0018f291" officeooo:paragraph-rsid="0018f291"/>
    </style:style>
    <style:style style:name="P7" style:family="paragraph" style:parent-style-name="Standard">
      <style:text-properties officeooo:rsid="0019c369" officeooo:paragraph-rsid="0019c369"/>
    </style:style>
    <style:style style:name="P8" style:family="paragraph" style:parent-style-name="Standard">
      <style:text-properties officeooo:rsid="0019c369" officeooo:paragraph-rsid="001b49d7"/>
    </style:style>
    <style:style style:name="P9" style:family="paragraph" style:parent-style-name="Standard">
      <style:text-properties officeooo:paragraph-rsid="001b49d7"/>
    </style:style>
    <style:style style:name="P10" style:family="paragraph" style:parent-style-name="Standard">
      <style:text-properties officeooo:rsid="001b5020" officeooo:paragraph-rsid="001b5020"/>
    </style:style>
    <style:style style:name="T1" style:family="text">
      <style:text-properties officeooo:rsid="000f6bb4"/>
    </style:style>
    <style:style style:name="T2" style:family="text">
      <style:text-properties officeooo:rsid="000ff75b"/>
    </style:style>
    <style:style style:name="T3" style:family="text">
      <style:text-properties officeooo:rsid="00118103"/>
    </style:style>
    <style:style style:name="T4" style:family="text">
      <style:text-properties officeooo:rsid="00128bd5"/>
    </style:style>
    <style:style style:name="T5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officeooo:rsid="0018f291"/>
    </style:style>
    <style:style style:name="T7" style:family="text">
      <style:text-properties officeooo:rsid="0019c369"/>
    </style:style>
    <style:style style:name="T8" style:family="text">
      <style:text-properties officeooo:rsid="001b49d7"/>
    </style:style>
    <style:style style:name="T9" style:family="text">
      <style:text-properties officeooo:rsid="001b50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Dinge zu Bedenken für Ergebnis Generierung</text:p>
      <text:p text:style-name="P1"/>
      <text:p text:style-name="P1">- wandb zurücksetzen bzw neues Projekt aufsetzen</text:p>
      <text:p text:style-name="P1">- loggen wie lange durchläufe brauchen pro k-fold durchgang <text:span text:style-name="T4">mit time/tqdm</text:span></text:p>
      <text:p text:style-name="P1">- mit Mats sprechen welches k am sinnvollsten ist <text:span text:style-name="T3">Antort: k=10 wie auch in Paper von Nahoomi</text:span></text:p>
      <text:p text:style-name="P1">- loggen wieviel Trainingsdaten es sind, wieviele Daten durch dataaugmentation hinzugefügt wurden</text:p>
      <text:p text:style-name="P1">- <text:span text:style-name="T1">Namen für </text:span><text:span text:style-name="T2">D</text:span><text:span text:style-name="T1">urchläufe genauer festlegen, soll ich da die komplette config nehmen? Oder nur oesch8/16 und nur/ohne?</text:span></text:p>
      <text:p text:style-name="P1">- <text:span text:style-name="T2">skript erstellen das alle optionen durchlaufen lässt</text:span></text:p>
      <text:p text:style-name="P1"/>
      <text:p text:style-name="P2">ich muss ingesamt 4 modelle optimieren:</text:p>
      <text:p text:style-name="P2"/>
      <text:p text:style-name="P6">bei diesen nur jeweils eine option gleichze<text:span text:style-name="T7">itig, insgesamt 12:</text:span></text:p>
      <text:p text:style-name="P2">oesch8/nur oesch8/ohne oesch16/nur oesch16/ohne</text:p>
      <text:p text:style-name="P5"><text:span text:style-name="T5">modell: linear, xgboost, nn</text:span></text:p>
      <text:p text:style-name="P2"/>
      <text:p text:style-name="P2">zur optimierung muss ich jeweils folgende optionen probieren, <text:span text:style-name="T6">die können auch garnicht oder mehrfach da sein </text:span><text:span text:style-name="T9">128</text:span><text:span text:style-name="T7"> optionen</text:span></text:p>
      <text:p text:style-name="P2"/>
      <text:p text:style-name="P2">zusatzdaten fasttext (nicht bei „nur“ konfigurationen)</text:p>
      <text:p text:style-name="P2">zusatzdaten meta</text:p>
      <text:p text:style-name="P3">lowercase</text:p>
      <text:p text:style-name="P3">remove stopwords</text:p>
      <text:p text:style-name="P3">remove numbers</text:p>
      <text:p text:style-name="P3">remove punctuation</text:p>
      <text:p text:style-name="P3">keyboard augmentation</text:p>
      <text:p text:style-name="P4"><text:span text:style-name="T5"/></text:p>
      <text:p text:style-name="P2"/>
      <text:p text:style-name="P8">das sind insgesamt 12*<text:span text:style-name="T9">128</text:span> = <text:span text:style-name="T9">1280</text:span>+<text:span text:style-name="T9">256</text:span> = <text:span text:style-name="T9">1536</text:span> durchläufe jeweils ca 10min sind <text:span text:style-name="T9">15360</text:span>min sind </text:p>
      <text:p text:style-name="P10">256h sind 10 Tage 16h</text:p>
      <text:p text:style-name="P9"><text:span text:style-name="T8">wenn ich 2 zsmfasse zb numbers und punctuation sind es 12 * </text:span><text:span text:style-name="T9">64</text:span><text:span text:style-name="T8"> = </text:span><text:span text:style-name="T9">640+128= 768</text:span><text:span text:style-name="T8"> <text:s/>Durchgänge sind </text:span><text:span text:style-name="T9">7680</text:span><text:span text:style-name="T8">min sind das wären </text:span><text:span text:style-name="T9">128</text:span><text:span text:style-name="T8">h Rechenzeit gespart, damit wären es nur noch genau </text:span><text:span text:style-name="T9">5 </text:span><text:span text:style-name="T8">Tage </text:span><text:span text:style-name="T9">8h</text:span></text:p>
      <text:p text:style-name="P8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4T16:50:49.662000000</meta:creation-date>
    <dc:date>2022-03-24T20:22:50.264000000</dc:date>
    <meta:editing-duration>PT1H1M24S</meta:editing-duration>
    <meta:editing-cycles>1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2" meta:word-count="191" meta:character-count="1259" meta:non-whitespace-character-count="1088"/>
  </office:meta>
</office:document-meta>
</file>